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WICHTIG</mi>
            <mi mathvariant="normal">:</mi>
            <mi mathvariant="italic">Bevor</mi>
            <mi mathvariant="italic">man</mi>
            <mi mathvariant="italic">den</mi>
            <mi mathvariant="italic">median</mi>
            <mi mathvariant="italic">Berechnett</mi>
            <mi mathvariant="italic">den</mi>
            <mi mathvariant="italic">Datensatz</mi>
            <mi mathvariant="italic">nach</mi>
            <mi mathvariant="italic">größe</mi>
            <mi mathvariant="italic">sortieren</mi>
            <mi>!</mi>
            <mi>!</mi>
            <mi>!</mi>
          </mrow>
        </mtd>
      </mtr>
      <mtr>
        <mtd>
          <mrow/>
        </mtd>
      </mtr>
      <mtr>
        <mtd>
          <mrow>
            <mi mathvariant="italic">Median</mi>
            <mi mathvariant="italic">Formel</mi>
            <mi mathvariant="normal">:</mi>
            <mi mathvariant="italic">Ungerade</mi>
            <mi mathvariant="italic">Anzahl</mi>
            <mi mathvariant="italic">an</mi>
            <mi mathvariant="italic">Messwerten</mi>
          </mrow>
        </mtd>
      </mtr>
      <mtr>
        <mtd>
          <mrow>
            <mover accent="true">
              <mi>x</mi>
              <mo stretchy="false">~</mo>
            </mover>
            <mo stretchy="false">=</mo>
            <msub>
              <mi>x</mi>
              <mfrac>
                <mrow>
                  <mi>n</mi>
                  <mo stretchy="false">+</mo>
                  <mn>1</mn>
                </mrow>
                <mn>2</mn>
              </mfrac>
            </msub>
          </mrow>
        </mtd>
      </mtr>
      <mtr>
        <mtd>
          <mrow/>
        </mtd>
      </mtr>
      <mtr>
        <mtd>
          <mrow>
            <mi mathvariant="italic">Median</mi>
            <mi mathvariant="italic">Formel</mi>
            <mi mathvariant="normal">:</mi>
            <mi mathvariant="italic">Gerade</mi>
            <mi mathvariant="italic">Anzahl</mi>
            <mi mathvariant="italic">an</mi>
            <mi mathvariant="italic">Messwerten</mi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sub>
                    <mi>x</mi>
                    <mfrac>
                      <mi>n</mi>
                      <mn>2</mn>
                    </mfrac>
                  </msub>
                  <mo stretchy="false">+</mo>
                  <msub>
                    <mi>x</mi>
                    <mrow>
                      <mfrac>
                        <mi>n</mi>
                        <mn>2</mn>
                      </mfrac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td>
      </mtr>
    </mtable>
    <annotation encoding="StarMath 5.0">WICHTIG: Bevor man den median Berechnett den Datensatz nach größe sortieren!!! newline
newline
Median Formel: Ungerade Anzahl an Messwerten newline
    tilde{x} = x_{{n+1}over{2}} newline
newline
Median Formel: Gerade Anzahl an Messwerten newline
    tilde{x} = {1}over{2} (x_{{n}over{2}} + x_{{n}over{2}+1} )
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0T12:29:47.015000000</meta:creation-date>
    <dc:date>2023-10-18T17:54:38.032000000</dc:date>
    <meta:editing-duration>P1DT2H1M26S</meta:editing-duration>
    <meta:editing-cycles>3</meta:editing-cycles>
    <meta:generator>LibreOffice/6.3.2.2$Windows_X86_64 LibreOffice_project/98b30e735bda24bc04ab42594c85f7fd8be07b9c</meta:generator>
  </office:meta>
</office:document-meta>
</file>